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4143622061176447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5258850289201874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53957214671781478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4591714473206742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17458540282169569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8350482433459234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19518073883151275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649089704846550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630256" text:continue-list="list419518073883151275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659970639670831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2171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3599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644890"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62323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3470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91007584103908454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64180022536639135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4531428424390037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30122"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9757445989710722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60978369359177730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834886124473090895" text:style-name="L15">
        <text:list-item>
          <text:list>
            <text:list-header>
              <text:p text:style-name="P183">1.5 miles averaging about 9:40/mile and rest 1 min</text:p>
            </text:list-header>
          </text:list>
        </text:list-item>
      </text:list>
      <text:p text:style-name="P24">1 mile in 8:26 and rest 2 min</text:p>
      <text:list xml:id="list546888349196255910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22399668094800325"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635649"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14641823158932363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42633000990291134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258095674956026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647775" text:continue-list="list8426330009902911347" text:style-name="L19">
        <text:list-item>
          <text:list>
            <text:list-header>
              <text:p text:style-name="P187">(Pace*HR)=1240</text:p>
            </text:list-header>
          </text:list>
        </text:list-item>
      </text:list>
      <text:list xml:id="list35630167" text:continue-list="list4146418231589323636" text:style-name="L18">
        <text:list-item>
          <text:list>
            <text:list-header>
              <text:p text:style-name="P186">2 miles at 10:46/mile Ave HR= 121 bpm and rest a few minutes</text:p>
            </text:list-header>
          </text:list>
        </text:list-item>
      </text:list>
      <text:list xml:id="list35623720" text:continue-list="list3564777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64953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6703160203003618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7014841538365169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977252797872270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995950778325517073"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42626323506983954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01964992850146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624378"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63944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2601986972092118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47382159084322895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4275356398705404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06711489108607358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1087435628239547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926286093325404791" text:style-name="L32">
        <text:list-item>
          <text:list>
            <text:list-header>
              <text:p text:style-name="P197">0.25 miles in 2:54</text:p>
              <text:p text:style-name="P197">1 mile in 9:21 going faster as I ran and ending at around 8:30 pace</text:p>
            </text:list-header>
          </text:list>
        </text:list-item>
      </text:list>
      <text:list xml:id="list806906077032664725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4118373822112388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26651816775899806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63610258736862013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7187394045225860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674789400791740050"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5245652963364402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6T15:37:29.89</dc:date>
    <dc:creator>James Lombardi</dc:creator>
    <meta:editing-duration>P28DT21H40M55S</meta:editing-duration>
    <meta:editing-cycles>2133</meta:editing-cycles>
    <meta:generator>OpenOffice/4.1.2$Win32 OpenOffice.org_project/412m3$Build-9782</meta:generator>
    <meta:document-statistic meta:table-count="0" meta:image-count="9" meta:object-count="0" meta:page-count="211" meta:paragraph-count="6167" meta:word-count="66695" meta:character-count="341537"/>
  </office:meta>
</office:document-meta>
</file>